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'Palatino Linotype', 'Book Antiqua', Palatino, serif"/>
    <style:font-face style:name="PT Serif" svg:font-family="'PT Serif', serif"/>
    <style:font-face style:name="Verdana" svg:font-family="Verdana, Arial, Helvetica, sans-serif"/>
    <style:font-face style:name="Abyssinica SIL" svg:font-family="'Abyssinica SIL'" style:font-pitch="variable"/>
    <style:font-face style:name="Sarai" svg:font-family="Sarai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orphans="2" fo:widows="2" fo:text-indent="0.397cm" style:auto-text-indent="false"/>
      <style:text-properties fo:font-variant="normal" fo:text-transform="none" fo:color="#000000" style:font-name="Sarai" fo:font-size="11.1999998092651pt" fo:letter-spacing="normal" fo:font-style="normal" fo:font-weight="normal" style:font-size-asian="11.1999998092651pt" style:font-weight-asian="bold" style:font-size-complex="11.1999998092651pt" style:font-weight-complex="bold"/>
    </style:style>
    <style:style style:name="P2" style:family="paragraph" style:parent-style-name="Standard">
      <style:paragraph-properties fo:margin-left="0cm" fo:margin-right="0cm" fo:text-align="justify" style:justify-single-word="false" fo:orphans="2" fo:widows="2" fo:text-indent="0.397cm" style:auto-text-indent="false"/>
      <style:text-properties fo:color="#000000" style:font-name="Sarai" fo:font-size="11.1999998092651pt" officeooo:paragraph-rsid="001b8cf6" style:font-size-asian="11.1999998092651pt" style:font-size-complex="11.1999998092651pt"/>
    </style:style>
    <style:style style:name="T1" style:family="text">
      <style:text-properties style:font-name="Verdana" fo:font-size="12pt"/>
    </style:style>
    <style:style style:name="T2" style:family="text">
      <style:text-properties style:font-size-asian="13pt" style:font-size-complex="13pt"/>
    </style:style>
    <style:style style:name="T3" style:family="text">
      <style:text-properties fo:font-size="12pt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fo:font-size="15pt" fo:letter-spacing="normal" fo:font-style="normal" fo:font-weight="normal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Искусство вышло за пределы музеев не только на улицы, в кинотеатры и аудиоплееры. Оно переместилось в интернет. Но здесь ему приходится сильно менять свою форму. Интернет — это коллаборативное пространство, вклад в создание и поддержание которого вносит каждый, кто его использует. Каждый пользователь здесь — одновременно и наблюдатель, и соавтор.</text:p>
      <text:p text:style-name="P2"><text:span text:style-name="T4">Одна из главных особенностей нет-арта - провозглашение направленности на коммуникацию, а не на репрезентацию. То есть целью художника становится не авторитарное выражение, демонстрация и, значит, навязывание собственного видения, личной позиции, а коммуникация - общение со зрителем, вовлечение его в творческий диалог. «Интерактивность» обозначает обратимую связь между отправителем и получателем информации. Можно превратить автора/передатчика в пользователя/получателя, а последнего - в соавтора/получателя. Когда мы имеем дело с художественным «посланием», то в этом случае отправляется не законченное произведение, но некое предложение собеседнику вступить в активный диалог. Таким образом, речь идет не о создании законченного продукта, но ситуации, определяемой интерактивным процессом. Когда это происходит с использованием компьютера, подключенного к Интернету, то важнейшим содержательным составляющим этой ситуации становится взаимодействие физической реальности пользователя и виртуальной реальности Интернета. В различных своих системах (сервера, телеконференции, чаты, IRC, ICQ и др.) Интернет предоставляет пользователю как пространство для привычного общения, так и обширное поле для реализации самых разных форм игровой виртуальной активности, в том числе, естественно, и художественной. Интернет - это одновременно и книгоиздательство с типографией, и театральный зал с кулисами и фойе, и кинозал со съемочным павильоном, и музей, и медиатека, и художественная студия с выставочным залом. При этом все площадки не имеют пространственно-временных границ. Более того, Интернет становится не только отражением реальности со всей ее повседневностью, но и активной составляющей этой реальности. «Всемирная сеть» постепенно приобретает качества и возможности некой параллельной экзистенциальной среды, в которой идет развитие «электронных знакомств», «электронной дружбы», Благодаря новым технологиям две области современного художественного творчества получают предпочтительные возможности для своей реализации и функционирования в Интернете. Это, во-первых, non finito (незавершенность артефакта как принцип творчества) и, во-вторых, жест художника (его поведение становится основной составляющей артефакта, а иногда и замещает собственно артефакт). Феномены, заведомо маргинальные в условиях традиционных репрезентаций, экспозиции артефактов, в пространстве Интернета получают не только новые возможности входить в контакт с публикой, но и новые средства построения таких интерактивных артефактов. В процессе художественного творчества традиционно считалась исключительно важной самоидентификация, прежде всего в связи с феноменом авторства. В Интернете это становится все более изощренной и разнообразной игрой, неким «киберлицедейством». Участник виртуального диалога может играть любую роль, используя при этом ресурсы самых разных искусств - театра, живописи, музыки, видео. Собственно, только сеть дает возможность - после реального взаимодействия автора и реципиента в живом искусстве - взаимодействовать им по ходу контакта. При этом выработана уже определенная система таких призывов к интерактивности (вопросы, форумы, оценки, опросы и т. п.), которая к тому же постоянно совершенствуется. Виртуальные контакты последовательно опробуются на коммерческих сайтах, когда по типу и интенсивности потребления индивидуализируется поначалу торговля материальными продуктами жизнеобеспечения, что затем в определенной мере влияет на организацию доставки и духовной продукции. При этом в процессе изучения самого характера поведения пользователя Интернета службы последнего получают все новые возможности оценивать общекультурные и художественно-культурные запросы будущего потребителя (читателя, слушателя, зрителя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'Palatino Linotype', 'Book Antiqua', Palatino, serif"/>
    <style:font-face style:name="PT Serif" svg:font-family="'PT Serif', serif"/>
    <style:font-face style:name="Verdana" svg:font-family="Verdana, Arial, Helvetica, sans-serif"/>
    <style:font-face style:name="Abyssinica SIL" svg:font-family="'Abyssinica SIL'" style:font-pitch="variable"/>
    <style:font-face style:name="Sarai" svg:font-family="Sarai" style:font-pitch="variable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4:23:42.673866665</meta:creation-date>
    <dc:date>2020-03-02T19:01:33.988055019</dc:date>
    <meta:editing-duration>PT59M25S</meta:editing-duration>
    <meta:editing-cycles>2</meta:editing-cycles>
    <meta:generator>LibreOffice/6.2.8.2$Linux_X86_64 LibreOffice_project/20$Build-2</meta:generator>
    <meta:document-statistic meta:table-count="0" meta:image-count="0" meta:object-count="0" meta:page-count="1" meta:paragraph-count="2" meta:word-count="502" meta:character-count="4080" meta:non-whitespace-character-count="3578"/>
  </office:meta>
</office:document-meta>
</file>